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f9d46" officeooo:paragraph-rsid="000f9d46" style:font-size-asian="10.5pt" style:font-size-complex="12pt"/>
    </style:style>
    <style:style style:name="P2" style:family="paragraph" style:parent-style-name="Standard">
      <style:text-properties fo:font-size="12pt" fo:font-style="normal" fo:font-weight="normal" officeooo:rsid="001141f2" officeooo:paragraph-rsid="001141f2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fo:font-weight="normal" officeooo:rsid="0011a737" officeooo:paragraph-rsid="0011a737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normal" officeooo:rsid="0011a737" officeooo:paragraph-rsid="0013586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0pt" fo:font-style="italic" fo:font-weight="bold" officeooo:rsid="000f9d46" officeooo:paragraph-rsid="000f9d46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fo:font-size="10pt" fo:font-style="italic" fo:font-weight="bold" officeooo:rsid="000f9d46" officeooo:paragraph-rsid="00135860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text-properties fo:font-size="10pt" fo:font-style="italic" fo:font-weight="bold" officeooo:rsid="001141f2" officeooo:paragraph-rsid="000f9d46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text-properties fo:font-size="10pt" fo:font-style="italic" fo:font-weight="bold" officeooo:rsid="001141f2" officeooo:paragraph-rsid="001141f2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fo:font-size="10pt" fo:font-style="italic" fo:font-weight="bold" officeooo:rsid="00135860" officeooo:paragraph-rsid="00135860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text-properties fo:font-size="14pt" fo:font-style="italic" fo:font-weight="bold" officeooo:rsid="000f9d46" officeooo:paragraph-rsid="00135860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font-size="15pt" fo:font-style="italic" fo:font-weight="bold" officeooo:rsid="000f9d46" officeooo:paragraph-rsid="00135860" style:font-size-asian="15pt" style:font-style-asian="italic" style:font-weight-asian="bold" style:font-size-complex="15pt" style:font-style-complex="italic" style:font-weight-complex="bold"/>
    </style:style>
    <style:style style:name="P12" style:family="paragraph" style:parent-style-name="Standard">
      <style:text-properties fo:font-size="15pt" fo:font-style="italic" fo:font-weight="bold" officeooo:rsid="001141f2" officeooo:paragraph-rsid="00135860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1141f2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officeooo:rsid="00135860"/>
    </style:style>
    <style:style style:name="T4" style:family="text">
      <style:text-properties officeooo:rsid="0015363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135860" style:font-size-asian="15pt" style:font-size-complex="15pt"/>
    </style:style>
    <style:style style:name="T7" style:family="text">
      <style:text-properties fo:font-size="15pt" officeooo:rsid="00179bc8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ar iverilog local (<text:a xlink:type="simple" xlink:href="http://iverilog.icarus.com/" text:style-name="Internet_20_link" text:visited-style-name="Visited_20_Internet_20_Link">http://iverilog.icarus.com/</text:a>) ou o site <text:a xlink:type="simple" xlink:href="https://www.edaplayground.com/" text:style-name="Internet_20_link" text:visited-style-name="Visited_20_Internet_20_Link">https://www.edaplayground.com/</text:a> , escolhar systemverilog/verilog eno tools/simulator, usar o icarus verilog.</text:p>
      <text:p text:style-name="P1"/>
      <text:p text:style-name="P1">Exemplos</text:p>
      <text:p text:style-name="P1">1) Somar com expoentes iguais. O expoente ec = ea+1, pois sempre tera que ajustar. As mantissas, basta somar e depois deslocar de 1 bit.</text:p>
      <text:p text:style-name="P1">Codigo:</text:p>
      <text:p text:style-name="P5">module add<text:span text:style-name="T1">float</text:span>(</text:p>
      <text:p text:style-name="P5"><text:s text:c="8"/>input <text:s/>[6:0] a,</text:p>
      <text:p text:style-name="P5"><text:s text:c="8"/>input <text:s/>[6:0] b,</text:p>
      <text:p text:style-name="P5"><text:s text:c="8"/>output [6:0] c</text:p>
      <text:p text:style-name="P5"><text:s text:c="8"/>);</text:p>
      <text:p text:style-name="P5"><text:s text:c="6"/>wire [2:0] ec,ea;</text:p>
      <text:p text:style-name="P5"><text:s text:c="6"/>assign ea = a[6:4];</text:p>
      <text:p text:style-name="P5"><text:s text:c="6"/>assign ec = ea + 1; // <text:span text:style-name="T4">Soma um no expoente, pois com ea=eb, sempre dá vai-um.</text:span></text:p>
      <text:p text:style-name="P5"><text:s text:c="6"/>wire [5:0] mc,ma,mb;</text:p>
      <text:p text:style-name="P5"><text:s text:c="6"/>assign ma = {2'b01,a[3:0]}; <text:s/>// <text:span text:style-name="T4">incluir 1 implicito na mantissa (1+ ….)</text:span></text:p>
      <text:p text:style-name="P5"><text:s text:c="6"/>assign mb = {2'b01,b[3:0]};</text:p>
      <text:p text:style-name="P5"><text:s text:c="6"/>assign mc = ma + mb;</text:p>
      <text:p text:style-name="P5"><text:s text:c="6"/>wire [3:0]sc;</text:p>
      <text:p text:style-name="P5"><text:s text:c="6"/>assign sc = mc[4:1]; // <text:span text:style-name="T4">Atribui já fazendo o deslocamento de 1 bit</text:span></text:p>
      <text:p text:style-name="P5"><text:s text:c="6"/>assign c = {ec,sc};</text:p>
      <text:p text:style-name="P5"><text:s text:c="4"/>endmodule</text:p>
      <text:p text:style-name="P7"/>
      <text:p text:style-name="P2">Para testar usar o testbench</text:p>
      <text:p text:style-name="P2"><text:s text:c="3"/><text:span text:style-name="T2"><text:s/>`timescale 1ns / 1ps</text:span></text:p>
      <text:p text:style-name="P8"><text:s text:c="4"/>module stimulus;</text:p>
      <text:p text:style-name="P8"><text:s text:c="4"/><text:tab/>// Inputs</text:p>
      <text:p text:style-name="P8"><text:s text:c="4"/><text:tab/>reg [6:0] a,b;</text:p>
      <text:p text:style-name="P8"><text:s text:c="4"/><text:tab/>// Outputs</text:p>
      <text:p text:style-name="P8"><text:s text:c="4"/><text:tab/>wire [6:0] c;</text:p>
      <text:p text:style-name="P8"><text:s text:c="4"/><text:tab/>addfloat uut (a,b,c);</text:p>
      <text:p text:style-name="P8"><text:s text:c="4"/><text:tab/><text:tab/>initial begin</text:p>
      <text:p text:style-name="P8"><text:s text:c="24"/>b = 7'b1001000; #1; // b = 3</text:p>
      <text:p text:style-name="P8"><text:s text:c="4"/><text:tab/><text:tab/> $monitor("ea=%3b,ma=%4b + 3 = eb=%3b,mb=%4b = ec=%3b,mc= %4b",a[6:4],a[3:0],b[6:4],b[3:0],c[6:4],c[3:0]);</text:p>
      <text:p text:style-name="P8"><text:s text:c="24"/>a = 7'b1001000; #1; // a = 3</text:p>
      <text:p text:style-name="P8"><text:s text:c="24"/>a = 7'b1001100; #1; // a = 3,5 </text:p>
      <text:p text:style-name="P8"><text:s text:c="4"/><text:tab/><text:tab/> end</text:p>
      <text:p text:style-name="P8"><text:s text:c="4"/>endmodule</text:p>
      <text:p text:style-name="P8"/>
      <text:p text:style-name="P2">Teste usa b=3 e a=3, depois a=3,5.</text:p>
      <text:p text:style-name="P2"/>
      <text:p text:style-name="P3">Atividade 1. Incluir um detector de Overflow. Com expoentes iguais. Por exemplo 18+18 irá gerar overflow. Enquanto 12+12 não gera. Fazer os dois exemplos no TestBench. No circuito criar uma saida a mais (no testbench também) </text:p>
      <text:p text:style-name="P6">module add<text:span text:style-name="T1">float</text:span>(</text:p>
      <text:p text:style-name="P6"><text:s text:c="8"/>input <text:s/>[6:0] a,</text:p>
      <text:p text:style-name="P6"><text:s text:c="8"/>input <text:s/>[6:0] b,</text:p>
      <text:p text:style-name="P6"><text:s text:c="8"/>output [6:0] c,</text:p>
      <text:p text:style-name="P6"><text:s text:c="8"/><text:span text:style-name="T3">output over</text:span></text:p>
      <text:p text:style-name="P6"><text:s text:c="8"/>);</text:p>
      <text:p text:style-name="P6">….</text:p>
      <text:p text:style-name="P9">assign over = …..</text:p>
      <text:p text:style-name="P9">…..</text:p>
      <text:p text:style-name="P9"/>
      <text:p text:style-name="P4">Atividade <text:span text:style-name="T3">2</text:span>. <text:span text:style-name="T3">Fazer o somador com Ea &gt; Eb. Por exemplo, somar a=6 com b=3 para teste. No caso de Ea &gt; Eb, pode ser necessário ou não fazer o ajuste do expoente e da mantissa. Portanto, pequenas alterações devem ser feitas. Além disso é necessário ajustar a mantissa de B deslocada de X bits, </text:span><text:soft-page-break/><text:span text:style-name="T3">onde X é a diferença dos expoentes de A e B. Elaborar tres exemplos, onde A e B tem diferença de 1, 3 e 5 bits no expoente, incluir no testbench.</text:span></text:p>
      <text:p text:style-name="P4"/>
      <text:p text:style-name="P10">module add<text:span text:style-name="T1">float</text:span>(</text:p>
      <text:p text:style-name="P10"><text:s text:c="8"/>input <text:s/>[6:0] a,</text:p>
      <text:p text:style-name="P10"><text:s text:c="8"/>input <text:s/>[6:0] b,</text:p>
      <text:p text:style-name="P10"><text:s text:c="8"/>output [6:0] c</text:p>
      <text:p text:style-name="P10"><text:s text:c="8"/>);</text:p>
      <text:p text:style-name="P10"><text:s text:c="6"/>wire [2:0] ec,ea,<text:span text:style-name="T3">eb</text:span>;</text:p>
      <text:p text:style-name="P10"><text:s text:c="6"/>assign ea = a[6:4];</text:p>
      <text:p text:style-name="P10"><text:s text:c="6"/><text:span text:style-name="T4">assign eb = b[6:4];</text:span></text:p>
      <text:p text:style-name="P10"><text:s text:c="6"/>assign ec = ea; // <text:span text:style-name="T3">Incrementa depois de necessario….</text:span></text:p>
      <text:p text:style-name="P10"><text:s text:c="6"/><text:span text:style-name="T3">wire [2:0] diff;</text:span></text:p>
      <text:p text:style-name="P10"><text:s text:c="6"/><text:span text:style-name="T3">assign <text:s/>diff = ea – eb; <text:s/>// Calcula a diferença de ea e eb</text:span><text:tab/></text:p>
      <text:p text:style-name="P10"><text:s text:c="6"/>wire [5:0] mc,ma,mb;</text:p>
      <text:p text:style-name="P10"><text:s text:c="6"/>assign ma = {2'b01,a[3:0]};</text:p>
      <text:p text:style-name="P10"><text:s text:c="6"/>assign mb = {2'b01,b[3:0]} <text:span text:style-name="T3">&gt;&gt; diff</text:span>; // <text:span text:style-name="T3">Deslocar para ajustar a mantissa </text:span></text:p>
      <text:p text:style-name="P10"><text:s text:c="6"/>assign mc = ma + mb;</text:p>
      <text:p text:style-name="P10"><text:s text:c="6"/>wire [3:0] sc;</text:p>
      <text:p text:style-name="P10"><text:s text:c="6"/>assign sc = <text:span text:style-name="T3">( mc[5] ) ? mc[4:1] : mc[3:0] ; // Aqui deve tratar se ajusta ou não a mantissa de mais 1 shift</text:span></text:p>
      <text:p text:style-name="P10"><text:s text:c="5"/><text:span text:style-name="T3">wire [2:0] fc;</text:span></text:p>
      <text:p text:style-name="P6"><text:s text:c="4"/><text:span text:style-name="T5"><text:s/></text:span><text:span text:style-name="T6">assign fc = </text:span><text:span text:style-name="T5"><text:s/></text:span><text:span text:style-name="T6">( </text:span><text:span text:style-name="T7">mc[5]</text:span><text:span text:style-name="T6"> ) ? </text:span><text:span text:style-name="T7">ea+1</text:span><text:span text:style-name="T6"> :</text:span><text:span text:style-name="T7">ea</text:span><text:span text:style-name="T6">; // Aqui deve tratar se ajusta ou não o expoente….</text:span></text:p>
      <text:p text:style-name="P11"><text:s text:c="6"/>assign c = {ec,sc};</text:p>
      <text:p text:style-name="P11"><text:s text:c="4"/>endmodule</text:p>
      <text:p text:style-name="P1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4:49:04.065295783</meta:creation-date>
    <meta:editing-duration>PT1H27M28S</meta:editing-duration>
    <meta:editing-cycles>9</meta:editing-cycles>
    <meta:generator>LibreOffice/6.0.7.3$Linux_X86_64 LibreOffice_project/00m0$Build-3</meta:generator>
    <dc:date>2019-08-25T18:39:13.668609171</dc:date>
    <meta:document-statistic meta:table-count="0" meta:image-count="0" meta:object-count="0" meta:page-count="2" meta:paragraph-count="68" meta:word-count="462" meta:character-count="2899" meta:non-whitespace-character-count="2101"/>
  </office:meta>
</office:document-meta>
</file>